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c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.comp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vac.parseModernError( String err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avac.parseStream( BufferedReader inp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